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list text:style-name="L1">
        <text:list-item>
          <text:p text:style-name="P1"><text:span text:style-name="Strong_20_Emphasis">Wi-Fi:</text:span> Wi-Fi es una tecnología de comunicación inalámbrica que permite la conexión a internet y la transferencia de datos entre dispositivos electrónicos, como computadoras, teléfonos móviles, tabletas y otros, utilizando ondas de radio.</text:p>
        </text:list-item>
        <text:list-item>
          <text:p text:style-name="P1"><text:span text:style-name="Strong_20_Emphasis">Zigbee:</text:span> Zigbee es un protocolo de comunicación inalámbrica de baja potencia utilizado en aplicaciones de domótica y automatización del hogar. Se utiliza para conectar y controlar dispositivos inteligentes como luces, termostatos y sensores.</text:p>
        </text:list-item>
        <text:list-item>
          <text:p text:style-name="P1"><text:span text:style-name="Strong_20_Emphasis">Z-Wave:</text:span> Z-Wave es otro protocolo de comunicación inalámbrica de baja potencia utilizado en sistemas de automatización del hogar. Al igual que Zigbee, se utiliza para conectar y controlar dispositivos inteligentes en el hogar.</text:p>
        </text:list-item>
        <text:list-item>
          <text:p text:style-name="P1"><text:span text:style-name="Strong_20_Emphasis">Bluetooth:</text:span> Bluetooth es una tecnología de comunicación inalámbrica de corto alcance que se utiliza para conectar dispositivos electrónicos, como auriculares, altavoces, teclados y ratones, a través de conexiones inalámbricas.</text:p>
        </text:list-item>
        <text:list-item>
          <text:p text:style-name="P1"><text:span text:style-name="Strong_20_Emphasis">NFC (Near Field Communication):</text:span> NFC es una tecnología de comunicación inalámbrica de corto alcance que permite la transferencia de datos entre dispositivos cuando están cerca uno del otro. Se utiliza en aplicaciones como el pago sin contacto y la transferencia de archivos.</text:p>
        </text:list-item>
        <text:list-item>
          <text:p text:style-name="P1"><text:span text:style-name="Strong_20_Emphasis">Cloud Computing:</text:span> Cloud computing, o computación en la nube, se refiere al acceso y la entrega de servicios de computación, como almacenamiento, servidores, bases de datos y software, a través de internet. Esto permite a las empresas y usuarios acceder a recursos informáticos de manera flexible y escalable.</text:p>
        </text:list-item>
        <text:list-item>
          <text:p text:style-name="P1"><text:span text:style-name="Strong_20_Emphasis">Asistentes Virtuales:</text:span> Los asistentes virtuales son programas de software diseñados para realizar tareas específicas o responder preguntas a través de comandos de voz o texto. Ejemplos incluyen Siri de Apple, Google Assistant y Amazon Alexa.</text:p>
        </text:list-item>
        <text:list-item>
          <text:p text:style-name="P1"><text:span text:style-name="Strong_20_Emphasis">Voz (en el contexto de asistentes virtuales):</text:span> Se refiere a la capacidad de interactuar con un asistente virtual utilizando comandos de voz en lugar de entrada de texto. Esto permite una interacción más natural con los dispositivos y servicios.</text:p>
        </text:list-item>
        <text:list-item>
          <text:p text:style-name="P1"><text:span text:style-name="Strong_20_Emphasis">RFID (Radio-Frequency Identification):</text:span> RFID es una tecnología que utiliza radiofrecuencia para identificar y rastrear objetos, animales o personas mediante etiquetas RFID y lectores. Se utiliza en aplicaciones de seguimiento de inventario, control de acceso y muchas otras áreas.</text:p>
        </text:list-item>
        <text:list-item>
          <text:p text:style-name="P1"><text:span text:style-name="Strong_20_Emphasis">Realidad Virtual (VR):</text:span> La realidad virtual es una tecnología que crea un entorno digital inmersivo que puede ser similar o completamente diferente al mundo real. Los usuarios pueden explorar y interactuar con este entorno mediante dispositivos como cascos VR.</text:p>
        </text:list-item>
        <text:list-item>
          <text:p text:style-name="P1"><text:span text:style-name="Strong_20_Emphasis">Realidad Aumentada (AR):</text:span> La realidad aumentada combina elementos del mundo real con elementos digitales superpuestos, generalmente a través de una pantalla de dispositivo móvil o gafas AR. Esto permite la interacción con información digital en el contexto del mundo real.</text:p>
        </text:list-item>
        <text:list-item>
          <text:p text:style-name="P1"><text:span text:style-name="Strong_20_Emphasis">GPS (Global Positioning System):</text:span> El GPS es un sistema de navegación por satélite que permite determinar la ubicación geográfica precisa de un dispositivo receptor en cualquier <text:soft-page-break/>lugar de la Tierra. Se utiliza en una amplia gama de aplicaciones, desde navegación vehicular hasta seguimiento de ubicación en dispositivos móvile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0T12:16:09.638000000</meta:creation-date>
    <dc:date>2023-10-10T13:46:28.987000000</dc:date>
    <meta:editing-duration>PT1H30M20S</meta:editing-duration>
    <meta:editing-cycles>1</meta:editing-cycles>
    <meta:document-statistic meta:table-count="0" meta:image-count="0" meta:object-count="0" meta:page-count="2" meta:paragraph-count="12" meta:word-count="469" meta:character-count="3151" meta:non-whitespace-character-count="2706"/>
    <meta:generator>LibreOffice/7.6.2.1$Windows_X86_64 LibreOffice_project/56f7684011345957bbf33a7ee678afaf4d2ba333</meta:generator>
  </office:meta>
</office:document-meta>
</file>